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fo:color="#c9211e" loext:opacity="100%"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Text_20_body">
      <style:paragraph-properties fo:margin-left="0cm" fo:margin-right="0cm" fo:text-align="start" style:justify-single-word="false" fo:text-indent="0cm" style:auto-text-indent="false"/>
      <style:text-properties fo:color="#000000" loext:opacity="100%" fo:font-size="18pt" style:text-underline-style="none" fo:font-weight="normal" officeooo:paragraph-rsid="0010d64f" style:font-size-asian="18pt" style:font-weight-asian="normal" style:font-size-complex="18pt" style:font-weight-complex="normal"/>
    </style:style>
    <style:style style:name="P3" style:family="paragraph" style:parent-style-name="Text_20_body">
      <style:paragraph-properties fo:margin-left="0cm" fo:margin-right="0cm" fo:text-align="start" style:justify-single-word="false" fo:text-indent="0cm" style:auto-text-indent="false"/>
      <style:text-properties fo:color="#000000" loext:opacity="100%" fo:font-size="18pt" style:text-underline-style="none" fo:font-weight="normal" officeooo:rsid="0010d64f" officeooo:paragraph-rsid="0010d64f" style:font-size-asian="18pt" style:font-weight-asian="normal" style:font-size-complex="18pt" style:font-weight-complex="normal"/>
    </style:style>
    <style:style style:name="P4" style:family="paragraph" style:parent-style-name="Text_20_body">
      <style:paragraph-properties fo:margin-left="0cm" fo:margin-right="0cm" fo:text-align="start" style:justify-single-word="false" fo:text-indent="0cm" style:auto-text-indent="false"/>
      <style:text-properties fo:color="#000000" loext:opacity="100%" fo:font-size="18pt" style:text-underline-style="solid" style:text-underline-width="auto" style:text-underline-color="font-color" fo:font-weight="bold" officeooo:rsid="0010d64f" officeooo:paragraph-rsid="0010d64f" style:font-size-asian="18pt" style:font-weight-asian="bold" style:font-size-complex="18pt" style:font-weight-complex="bold"/>
    </style:style>
    <style:style style:name="P5" style:family="paragraph" style:parent-style-name="Text_20_body">
      <style:paragraph-properties fo:margin-left="0cm" fo:margin-right="0cm" fo:text-align="start" style:justify-single-word="false" fo:text-indent="0cm" style:auto-text-indent="false"/>
      <style:text-properties fo:font-size="18pt" officeooo:paragraph-rsid="0010d64f" style:font-size-asian="18pt" style:font-size-complex="18pt"/>
    </style:style>
    <style:style style:name="P6" style:family="paragraph" style:parent-style-name="Text_20_body">
      <style:paragraph-properties fo:margin-left="0cm" fo:margin-right="0cm" fo:text-align="start" style:justify-single-word="false" fo:text-indent="0cm" style:auto-text-indent="false"/>
      <style:text-properties fo:font-size="18pt" style:text-underline-style="solid" style:text-underline-width="auto" style:text-underline-color="font-color" fo:font-weight="bold" officeooo:rsid="0010d64f" officeooo:paragraph-rsid="0010d64f" style:font-size-asian="18pt" style:font-weight-asian="bold" style:font-size-complex="18pt" style:font-weight-complex="bold"/>
    </style:style>
    <style:style style:name="P7" style:family="paragraph" style:parent-style-name="Text_20_body">
      <style:paragraph-properties fo:margin-left="0cm" fo:margin-right="0cm" fo:text-align="start" style:justify-single-word="false" fo:text-indent="0cm" style:auto-text-indent="false"/>
      <style:text-properties officeooo:paragraph-rsid="0010d64f"/>
    </style:style>
    <style:style style:name="T1" style:family="text">
      <style:text-properties loext:padding="0cm" loext:border="none"/>
    </style:style>
    <style:style style:name="T2" style:family="text">
      <style:text-properties officeooo:rsid="0010d64f"/>
    </style:style>
    <style:style style:name="T3" style:family="text">
      <style:text-properties style:text-underline-style="solid" style:text-underline-width="auto" style:text-underline-color="font-color" fo:font-weight="bold" officeooo:rsid="0010d64f" style:font-weight-asian="bold" style:font-weight-complex="bold"/>
    </style:style>
    <style:style style:name="T4" style:family="text">
      <style:text-properties fo:color="#000000" loext:opacity="100%" fo:font-size="18pt" style:text-underline-style="none" fo:font-weight="normal" officeooo:rsid="0010d64f" style:font-size-asian="18pt" style:font-weight-asian="normal" style:font-size-complex="18pt" style:font-weight-complex="normal"/>
    </style:style>
    <style:style style:name="T5" style:family="text">
      <style:text-properties loext:padding="0.049cm" loext:border="0.06pt solid #d9d9e3"/>
    </style:style>
    <style:style style:name="T6" style:family="text">
      <style:text-properties fo:font-size="18pt" style:font-size-asian="18pt" style:font-size-complex="18pt"/>
    </style:style>
    <style:style style:name="T7" style:family="text">
      <style:text-properties fo:font-size="18pt" style:font-size-asian="18pt" style:font-size-complex="18pt" loext:padding="0.049cm" loext:border="0.06pt solid #d9d9e3"/>
    </style:style>
    <style:style style:name="T8" style:family="text">
      <style:text-properties fo:font-size="18pt" style:text-underline-style="none" fo:font-weight="normal" officeooo:rsid="0010d64f" style:font-size-asian="18pt" style:font-weight-asian="normal" style:font-size-complex="18pt" style:font-weight-complex="normal"/>
    </style:style>
    <style:style style:name="T9" style:family="text">
      <style:text-properties fo:font-style="normal" style:font-style-asian="normal" style:font-style-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ué l'ancienne Capitale impériale</text:span> </text:p>
      <text:p text:style-name="P1"/>
      <text:p text:style-name="P1"/>
      <text:p text:style-name="P1"/>
      <text:p text:style-name="P2">Hué est une ville située au centre du Vietnam et elle est célèbre pour avoir été l'ancienne capitale impériale du pays. La Cité impériale de Hué est un exemple remarquable de l'architecture vietnamienne traditionnelle, avec des éléments influencés par la culture chinoise. La rivière des Parfums : Hué est traversée par la rivière des Parfums, qui ajoute à la beauté naturelle de la ville. Les rives de la rivière sont bordées de <text:span text:style-name="T2">temple</text:span>, de jardins et de tombeaux royaux, faisant de la région un endroit paisible et pittoresque. Les bâtiments <text:span text:style-name="T2">y</text:span> sont construits en bois et en brique, et ils sont richement décorés avec des sculptures, des céramiques et des motifs complexes. Hué est une destination touristique populaire qui attire les voyageurs du monde entier en raison de son riche héritage historique et culturel. Elle est un témoin de l'histoire impériale du Vietnam et un lieu incontournable pour ceux qui souhaitent explorer l'âme de ce pays d'Asie du Sud-Est. <text:line-break/><text:line-break/><text:span text:style-name="T3">Histoire </text:span></text:p>
      <text:p text:style-name="P2"/>
      <text:p text:style-name="P7"><text:span text:style-name="T4">Histoire impériale : Hué a été la capitale impériale du Vietnam sous la dynastie Nguyễn, qui a régné de 1802 à 1945. Pendant cette période, la ville a été le centre politique, culturel et religieux du Vietnam. Elle a abrité la Cité impériale, un vaste complexe de palais, temples, pavillons et murs défensifs, qui était le siège du pouvoir impérial. En 1993 La cité Impériale a été classée au patrimoine mondiale de l’UNESCO en raison de sont importance historique Les Tombes royales : Les environs de Hué sont </text:span><text:soft-page-break/><text:span text:style-name="T4">parsemés de tombes royales de la dynastie Nguyễn, chacune étant un chef-d'œuvre architectural et artistique. Les tombes royales sont des sites importants pour la compréhension de l'histoire vietnamienne.</text:span></text:p>
      <text:p text:style-name="P6">Culturel </text:p>
      <text:p text:style-name="P7"><text:span text:style-name="T8">Patrimoine culturel : La ville est également connue pour ses festivals traditionnels, sa cuisine délicieuse et ses coutumes locales. Hué est également le berceau de nombreuses traditions culturelles vietnamiennes, notamment la musique de la cour impériale, la danse classique vietnamienne, et l'art de la cuisine impériale.</text:span></text:p>
      <text:p text:style-name="P4"><text:span text:style-name="T9">Culinaire</text:span></text:p>
      <text:p text:style-name="P7"><text:span text:style-name="T4">Le Bun Bo Hue est un plat de nouilles de riz servi dans un bouillon parfumé à la citronnelle, généralement avec du bœuf. Il est souvent relevé avec des épices pour donner un goût légèrement piquant. C'est l'un des plats emblématiques de Hué.</text:span></text:p>
      <text:p text:style-name="P5">Com Hen est un plat de riz cuit servi avec des petites palourdes, des herbes aromatiques, des arachides et une sauce à base de citron vert. C'est un plat délicieux et rafraîchissant.</text:p>
      <text:p text:style-name="P7"><text:span text:style-name="T6">Les Banh Beo sont de petites crêpes de riz servies dans des coupelles. Elles sont garnies de crevettes séchées, d'oignons verts, et sont souvent arrosées de sauce de poisson. C'est une spécialité populaire pour les en-cas à Hué.</text:span></text:p>
      <text:p text:style-name="P7"><text:span text:style-name="T6">Les Nem Lui sont des brochettes de porc haché qui sont grillées et servies avec des feuilles de riz, des légumes frais et des herbes. Vous les enroulez dans des feuilles de riz fraîches et les trempez dans une sauce délicieuse.</text:span></text:p>
      <text:p text:style-name="P3"><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1T17:55:13.967000000</meta:creation-date>
    <meta:generator>LibreOffice/7.6.0.3$Windows_X86_64 LibreOffice_project/69edd8b8ebc41d00b4de3915dc82f8f0fc3b6265</meta:generator>
    <dc:date>2023-10-11T18:12:54.757000000</dc:date>
    <meta:editing-duration>PT17M41S</meta:editing-duration>
    <meta:editing-cycles>1</meta:editing-cycles>
    <meta:document-statistic meta:table-count="0" meta:image-count="0" meta:object-count="0" meta:page-count="2" meta:paragraph-count="11" meta:word-count="482" meta:character-count="2946" meta:non-whitespace-character-count="2468"/>
  </office:meta>
</office:document-meta>
</file>